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JetBrains Mono" svg:font-family="'JetBrains Mono'" style:font-pitch="fixed"/>
    <style:font-face style:name="JetBrains Mono1" svg:font-family="'JetBrains Mono'" style:font-family-generic="roman" style:font-pitch="variable"/>
    <style:font-face style:name="JetBrainsMono NF" svg:font-family="'JetBrainsMono NF'" style:font-pitch="fixed"/>
    <style:font-face style:name="JetBrainsMono NF1" svg:font-family="'JetBrainsMono NF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9743in" fo:margin-left="-0.4403in" table:align="left" style:writing-mode="lr-tb"/>
    </style:style>
    <style:style style:name="Table2.A" style:family="table-column">
      <style:table-column-properties style:column-width="7.9743in"/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0.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JetBrainsMono NF" officeooo:paragraph-rsid="00192056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569cd6" loext:opacity="100%" fo:background-color="#1f1f1f"/>
    </style:style>
    <style:style style:name="P6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1c62cc"/>
    </style:style>
    <style:style style:name="P7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92056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92056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92056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92056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92056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92056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92056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92056" style:text-blinking="false" fo:background-color="transparent"/>
    </style:style>
    <style:style style:name="P15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92056" style:text-blinking="false" fo:background-color="transparent"/>
    </style:style>
    <style:style style:name="P16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92056" style:text-blinking="false" fo:background-color="transparent"/>
    </style:style>
    <style:style style:name="P17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92056" style:text-blinking="false" fo:background-color="transparent"/>
    </style:style>
    <style:style style:name="P18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2a5170" officeooo:paragraph-rsid="00192056" style:text-blinking="false" fo:background-color="transparent" style:font-size-asian="16pt" style:font-weight-asian="bold" style:font-size-complex="16pt" style:font-weight-complex="bold"/>
    </style:style>
    <style:style style:name="P1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92056" style:text-blinking="false" fo:background-color="transparent"/>
    </style:style>
    <style:style style:name="P20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92056" style:text-blinking="false" fo:background-color="transparent"/>
    </style:style>
    <style:style style:name="P21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92056" style:text-blinking="false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192056" style:text-blinking="false" fo:background-color="transparent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192056" style:text-blinking="false" fo:background-color="transparent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92056"/>
    </style:style>
    <style:style style:name="P2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92056"/>
    </style:style>
    <style:style style:name="P26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normal" officeooo:rsid="001ee6d5" officeooo:paragraph-rsid="00192056"/>
    </style:style>
    <style:style style:name="P27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49d2b" officeooo:paragraph-rsid="00192056"/>
    </style:style>
    <style:style style:name="P2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ize="16pt" fo:font-weight="normal" officeooo:rsid="00229e18" officeooo:paragraph-rsid="00192056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ize="12pt" fo:font-weight="normal" officeooo:rsid="001aff17" officeooo:paragraph-rsid="001aff17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style:font-name="Arial1" fo:font-style="normal" fo:font-weight="normal" officeooo:rsid="00192056" officeooo:paragraph-rsid="00192056" style:font-style-asian="normal" style:font-style-complex="normal"/>
    </style:style>
    <style:style style:name="P31" style:family="paragraph" style:parent-style-name="Text_20_body">
      <style:text-properties officeooo:paragraph-rsid="00192056"/>
    </style:style>
    <style:style style:name="P3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rsid="001ccc83" officeooo:paragraph-rsid="001ccc83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34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35" style:family="paragraph" style:parent-style-name="Table_20_Contents">
      <style:paragraph-properties fo:text-align="start" style:justify-single-word="false"/>
      <style:text-properties style:font-name="JetBrainsMono NF" officeooo:paragraph-rsid="00192056"/>
    </style:style>
    <style:style style:name="P36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92056" style:text-blinking="false" fo:background-color="transparent"/>
    </style:style>
    <style:style style:name="P37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aff17" officeooo:paragraph-rsid="001aff17" style:text-blinking="false" fo:background-color="transparent" style:font-size-asian="10.5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2cc" officeooo:paragraph-rsid="001c62cc" style:text-blinking="false" fo:background-color="transparent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2cc" officeooo:paragraph-rsid="001c62cc" style:text-blinking="false" fo:background-color="transparent" style:font-size-asian="10.5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29e18" officeooo:paragraph-rsid="0019c307"/>
    </style:style>
    <style:style style:name="P41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38%" fo:text-align="start" style:justify-single-word="false" fo:text-indent="-0.25in" style:auto-text-indent="false" style:page-number="auto" fo:background-color="transparent" style:writing-mode="lr-tb"/>
      <style:text-properties fo:font-weight="normal" officeooo:rsid="00229e18" officeooo:paragraph-rsid="0019c307"/>
    </style:style>
    <style:style style:name="P42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38%" fo:text-align="start" style:justify-single-word="false" fo:text-indent="-0.25in" style:auto-text-indent="false" fo:background-color="transparent" style:writing-mode="lr-tb"/>
      <style:text-properties fo:font-weight="normal" officeooo:rsid="00229e18" officeooo:paragraph-rsid="0019c307"/>
    </style:style>
    <style:style style:name="P43" style:family="paragraph" style:parent-style-name="Text_20_body" style:list-style-name="L2">
      <style:paragraph-properties fo:margin-top="0in" fo:margin-bottom="0in" style:contextual-spacing="false" fo:line-height="138%" fo:text-align="justify" style:justify-single-word="false" style:writing-mode="lr-tb"/>
      <style:text-properties officeooo:paragraph-rsid="001c62cc"/>
    </style:style>
    <style:style style:name="P44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officeooo:rsid="002c32f9" officeooo:paragraph-rsid="0019205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04bcf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67a2c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26494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2fe08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style:text-blinking="false" fo:background-color="transparent" loext:char-shading-value="0" style:font-name-asian="Noto Sans" style:font-size-asian="12pt" style:font-weight-asian="normal" style:font-name-complex="Noto Sans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officeooo:rsid="00192056" style:text-blinking="false" fo:background-color="transparent" loext:char-shading-value="0" style:font-name-asian="Noto Sans" style:font-size-asian="12pt" style:font-weight-asian="normal" style:font-name-complex="Noto Sans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2cc" style:text-blinking="false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1ad634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104ee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92056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ad634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0d4f9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229e18" style:text-blinking="false" fo:background-color="transparent" loext:char-shading-value="0" style:font-size-asian="16pt" style:font-weight-asian="bold" style:font-size-complex="16pt" style:font-weight-complex="bold"/>
    </style:style>
    <style:style style:name="T20" style:family="text">
      <style:text-properties officeooo:rsid="001ee6d5"/>
    </style:style>
    <style:style style:name="T21" style:family="text">
      <style:text-properties officeooo:rsid="00192056"/>
    </style:style>
    <style:style style:name="T22" style:family="text">
      <style:text-properties fo:color="#c586c0" loext:opacity="100%"/>
    </style:style>
    <style:style style:name="T23" style:family="text">
      <style:text-properties fo:color="#c586c0" loext:opacity="100%" fo:background-color="#1f1f1f" loext:char-shading-value="0"/>
    </style:style>
    <style:style style:name="T24" style:family="text">
      <style:text-properties fo:color="#c586c0" loext:opacity="100%" style:font-name="JetBrainsMono NF" fo:font-size="9pt" fo:background-color="#1f1f1f" loext:char-shading-value="0" style:font-size-asian="9pt" style:font-size-complex="9pt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fo:background-color="#1f1f1f" loext:char-shading-value="0"/>
    </style:style>
    <style:style style:name="T27" style:family="text">
      <style:text-properties fo:color="#569cd6" loext:opacity="100%" style:font-name="JetBrainsMono NF" fo:font-size="9pt" fo:background-color="#1f1f1f" loext:char-shading-value="0" style:font-size-asian="9pt" style:font-size-complex="9pt"/>
    </style:style>
    <style:style style:name="T28" style:family="text">
      <style:text-properties fo:color="#ce9178" loext:opacity="100%"/>
    </style:style>
    <style:style style:name="T29" style:family="text">
      <style:text-properties fo:color="#ce9178" loext:opacity="100%" fo:background-color="#1f1f1f" loext:char-shading-value="0"/>
    </style:style>
    <style:style style:name="T30" style:family="text">
      <style:text-properties fo:color="#ce9178" loext:opacity="100%" style:font-name="JetBrainsMono NF" fo:font-size="9pt" fo:background-color="#1f1f1f" loext:char-shading-value="0" style:font-size-asian="9pt" style:font-size-complex="9pt"/>
    </style:style>
    <style:style style:name="T31" style:family="text">
      <style:text-properties fo:color="#cccccc" loext:opacity="100%"/>
    </style:style>
    <style:style style:name="T32" style:family="text">
      <style:text-properties fo:color="#4ec9b0" loext:opacity="100%"/>
    </style:style>
    <style:style style:name="T33" style:family="text">
      <style:text-properties fo:color="#dcdcaa" loext:opacity="100%"/>
    </style:style>
    <style:style style:name="T34" style:family="text">
      <style:text-properties fo:color="#9cdcfe" loext:opacity="100%"/>
    </style:style>
    <style:style style:name="T35" style:family="text">
      <style:text-properties fo:color="#d4d4d4" loext:opacity="100%"/>
    </style:style>
    <style:style style:name="T36" style:family="text">
      <style:text-properties fo:color="#b5cea8" loext:opacity="100%"/>
    </style:style>
    <style:style style:name="T37" style:family="text">
      <style:text-properties fo:color="#d7ba7d" loext:opacity="100%"/>
    </style:style>
    <style:style style:name="T38" style:family="text">
      <style:text-properties officeooo:rsid="001aff17"/>
    </style:style>
    <style:style style:name="T39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41" style:family="text">
      <style:text-properties fo:color="#cc7832" loext:opacity="100%" style:font-name="JetBrains Mono" fo:font-size="10pt" fo:font-style="normal" fo:font-weight="normal" fo:background-color="#1f1f1f" loext:char-shading-value="0" style:font-size-asian="10pt" style:font-style-asian="normal" style:font-weight-asian="normal" style:font-size-complex="9pt"/>
    </style:style>
    <style:style style:name="T42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ab51ba" loext:opacity="100%" style:font-name="JetBrains Mono1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46" style:family="text">
      <style:text-properties fo:color="#4646f1" loext:opacity="100%" style:font-name="JetBrains Mono1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1fc02053-7fff-1427-5d91-b098dc027da4"/>МИНИСТЕРСТВО ОБРАЗОВАНИЯ И НАУКИ РФ</text:p>
      <text:p text:style-name="P8">Федеральное государственное автономное</text:p>
      <text:p text:style-name="P8">образовательное учреждение высшего образования</text:p>
      <text:p text:style-name="P8">«Национальный исследовательский университет ИТМО»</text:p>
      <text:p text:style-name="P19"/>
      <text:p text:style-name="P9">Факультет программной инженерии и компьютерной техники</text:p>
      <text:p text:style-name="P20"/>
      <text:p text:style-name="P21"><text:s/></text:p>
      <text:p text:style-name="P10">ЛАБОРАТОРНАЯ РАБОТА №<text:span text:style-name="T21">1.3</text:span></text:p>
      <text:p text:style-name="P11">“Поточное симметричное шифрование”</text:p>
      <text:p text:style-name="P14">по дисциплине</text:p>
      <text:p text:style-name="P19">“<text:span text:style-name="T20">Информационная безопасность</text:span>”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Студент:</text:p>
      <text:p text:style-name="P15">Алексеев Даниил Иннокентьевич</text:p>
      <text:p text:style-name="P16">Группа P3<text:span text:style-name="T20">4</text:span>302</text:p>
      <text:p text:style-name="P13">Преподаватель:</text:p>
      <text:p text:style-name="P17">Рыбаков Степан Дмитриевич</text:p>
      <text:p text:style-name="P31"/>
      <text:p text:style-name="P24"><text:span text:style-name="T8"><text:line-break/></text:span><text:span text:style-name="T9">С</text:span><text:span text:style-name="T11">анкт-Петербург<text:line-break/>2023</text:span></text:p>
      <text:p text:style-name="P25"><text:span text:style-name="T11"/></text:p>
      <text:p text:style-name="P36">Цели работы:</text:p>
      <text:list text:style-name="L1">
        <text:list-item>
          <text:p text:style-name="P40"><text:span text:style-name="T11">Цель работы: изучение структуры и основных принципов работы современных алгоритмов поточного симметричного шифрования, приобрете</text:span><text:span text:style-name="T12">те.</text:span></text:p>
          <text:p text:style-name="P41"><text:span text:style-name="T13"/></text:p>
          <text:p text:style-name="P42"><text:span text:style-name="T13">Задание (в</text:span><text:span text:style-name="T14">ариант </text:span><text:span text:style-name="T15">9</text:span><text:span text:style-name="T13">)</text:span></text:p>
        </text:list-item>
      </text:list>
      <text:p text:style-name="P28">Реализовать в программе поточное кодирование текста, вводимого с клавиатуры, с помощью алгоритма RC4</text:p>
      <text:p text:style-name="P18">Алгоритм <text:span text:style-name="T38">RC4</text:span></text:p>
      <text:p text:style-name="P37">Является методом симметричного поточного шифрования.</text:p>
      <text:p text:style-name="P29"><text:span text:style-name="T18"/></text:p>
      <text:p text:style-name="P37">Симметричное шифрование – шифрование при котором для шифрования и дешифрования сообщения используется один и тот же ключ.</text:p>
      <text:p text:style-name="P29"><text:span text:style-name="T18"/></text:p>
      <text:p text:style-name="P37">При поточном шифровании символ открытого текста преобразовывается в зависимости от ключа и от положения символоа в потоке открытого текста.</text:p>
      <text:p text:style-name="P29"><text:span text:style-name="T18"/></text:p>
      <text:p text:style-name="P37">Алгоритм шифрования.</text:p>
      <text:list text:style-name="L2">
        <text:list-item>
          <text:p text:style-name="P38">Сначала генерируется s-block (блок перестановки) на основе ключа. Далее этот массив позволит генерировать ключевой поток.</text:p>
        </text:list-item>
        <text:list-item>
          <text:p text:style-name="P43"><text:span text:style-name="T10">Выполняется операция суммирования по модулю 2 (xor</text:span><draw:frame draw:style-name="fr1" draw:name="Frame1" text:anchor-type="char" svg:width="0.0161in" draw:z-index="0"><draw:text-box fo:min-height="0.0161in"><text:p text:style-name="P2"/></draw:text-box></draw:frame><draw:frame draw:style-name="fr1" draw:name="Frame4" text:anchor-type="char" svg:width="0.0161in" draw:z-index="1"><draw:text-box fo:min-height="0.0161in"><text:p text:style-name="P2"/></draw:text-box></draw:frame><text:span text:style-name="T10">) байтов ключевого потока и байтов исходного текста.</text:span></text:p>
        </text:list-item>
      </text:list>
      <text:p text:style-name="P6"><text:span text:style-name="T10"/></text:p>
      <text:p text:style-name="P39">Алгорит дешифрования абсолютно идентичен: снова генерируется ключевой поток и выполеняется xor.</text:p>
      <text:p text:style-name="P26"><text:span text:style-name="T19">Решение задачи</text:span><text:span text:style-name="T11"><text:line-break/></text:span></text:p>
      <text:p text:style-name="P44"><text:span text:style-name="T6">Метод можно перевести в код на </text:span><text:span text:style-name="T7">С++</text:span><text:span text:style-name="T6"> и выполнить </text:span><text:span text:style-name="T7">шифрование и дешифрование сообщения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4" loext:marker-style-name="T39"><text:span text:style-name="T42">#include </text:span><text:span text:style-name="T39">&lt;cstdint&gt;<text:line-break/></text:span><text:span text:style-name="T42">#include </text:span><text:span text:style-name="T39">&lt;string&gt;<text:line-break/></text:span><text:span text:style-name="T42">#include </text:span><text:span text:style-name="T39">&lt;vector&gt;<text:line-break/></text:span><text:span text:style-name="T42">#include </text:span><text:span text:style-name="T39">&lt;cmath&gt;<text:line-break/></text:span><text:span text:style-name="T42">#include </text:span><text:span text:style-name="T39">&lt;algorithm&gt;<text:line-break/></text:span><text:span text:style-name="T42">#include </text:span><text:span text:style-name="T39">&lt;queue&gt;<text:line-break/></text:span><text:span text:style-name="T42">#include </text:span><text:span text:style-name="T39">&lt;set&gt;<text:line-break/></text:span><text:span text:style-name="T42">#include </text:span><text:span text:style-name="T39">&lt;map&gt;<text:line-break/></text:span><text:span text:style-name="T42">#include </text:span><text:span text:style-name="T39">&lt;iostream&gt;<text:line-break/></text:span><text:span text:style-name="T42">#include </text:span><text:span text:style-name="T39">&lt;stack&gt;<text:line-break/></text:span><text:span text:style-name="T42">#include </text:span><text:span text:style-name="T39">&lt;iomanip&gt;<text:line-break/></text:span><text:span text:style-name="T42">#include </text:span><text:span text:style-name="T39">&lt;unordered_set&gt;<text:line-break/></text:span><text:span text:style-name="T42">#include </text:span><text:span text:style-name="T39">&lt;ctime&gt;<text:line-break/></text:span><text:span text:style-name="T42">#include </text:span><text:span text:style-name="T39">&lt;cassert&gt;<text:line-break/></text:span><text:span text:style-name="T42">#include </text:span><text:span text:style-name="T39">&lt;random&gt;<text:line-break/></text:span><text:span text:style-name="T42">#include </text:span><text:span text:style-name="T39">&lt;chrono&gt;<text:line-break/></text:span><text:span text:style-name="T43">using namespace </text:span><text:span text:style-name="T39">std;<text:line-break/><text:line-break/></text:span><text:span text:style-name="T42">void </text:span><text:span text:style-name="T39">solve(string, string);<text:line-break/><text:line-break/></text:span><text:span text:style-name="T42">int </text:span><text:span text:style-name="T39">main(</text:span><text:span text:style-name="T42">int </text:span><text:span text:style-name="T39">argc, </text:span><text:span text:style-name="T42">char</text:span><text:span text:style-name="T39">* argv[]){<text:line-break/> <text:s text:c="3"/>solve(argv[</text:span><text:span text:style-name="T44">1</text:span><text:span text:style-name="T39">], argv[</text:span><text:span text:style-name="T44">2</text:span><text:span text:style-name="T39">]);<text:line-break/><text:line-break/>}<text:line-break/><text:line-break/></text:span><text:span text:style-name="T43">class </text:span><text:span text:style-name="T39">Encryptor {<text:line-break/> <text:s/></text:span><text:span text:style-name="T43">public</text:span><text:span text:style-name="T39">:<text:line-break/> <text:s text:c="3"/></text:span><text:span text:style-name="T42">int </text:span><text:span text:style-name="T39">n;<text:line-break/> <text:s text:c="3"/>uint8_t x;<text:line-break/> <text:s text:c="3"/>uint8_t y;<text:line-break/> <text:s text:c="3"/>vector&lt;uint8_t&gt; sblock;<text:line-break/><text:line-break/> <text:s text:c="3"/>Encryptor(vector&lt;uint8_t&gt; key, </text:span><text:span text:style-name="T42">int </text:span><text:span text:style-name="T39">blockSz) {<text:line-break/> <text:s text:c="7"/>n = blockSz;<text:line-break/> <text:s text:c="7"/>x = </text:span><text:span text:style-name="T44">0</text:span><text:span text:style-name="T39">;<text:line-break/> <text:s text:c="7"/>y = </text:span><text:span text:style-name="T44">0</text:span><text:span text:style-name="T39">;<text:line-break/> <text:s text:c="7"/>buildSubstitutionBlock(key);<text:line-break/> <text:s text:c="3"/>}<text:line-break/><text:line-break/> <text:s text:c="3"/>vector&lt;uint8_t&gt; encrpyt(vector&lt;uint8_t&gt; msg){<text:line-break/><text:line-break/> <text:s text:c="7"/>vector&lt;uint8_t&gt; res;<text:line-break/> <text:s text:c="7"/></text:span><text:span text:style-name="T42">for</text:span><text:span text:style-name="T39">(</text:span><text:span text:style-name="T42">int </text:span><text:span text:style-name="T39">i = </text:span><text:span text:style-name="T44">0</text:span><text:span text:style-name="T39">; i &lt; msg.size(); ++i){<text:line-break/> <text:s text:c="11"/>res.push_back(msg[i] ^ generateKey());<text:line-break/></text:span><text:soft-page-break/><text:span text:style-name="T39"> <text:s text:c="7"/>}<text:line-break/> <text:s text:c="7"/></text:span><text:span text:style-name="T42">return </text:span><text:span text:style-name="T39">res;<text:line-break/> <text:s text:c="3"/>}<text:line-break/><text:line-break/> <text:s/></text:span><text:span text:style-name="T43">private</text:span><text:span text:style-name="T39">:<text:line-break/> <text:s text:c="3"/></text:span><text:span text:style-name="T42">void </text:span><text:span text:style-name="T39">buildSubstitutionBlock(vector&lt;uint8_t&gt; key){<text:line-break/> <text:s text:c="7"/></text:span><text:span text:style-name="T42">for</text:span><text:span text:style-name="T39">(</text:span><text:span text:style-name="T42">int </text:span><text:span text:style-name="T39">i = </text:span><text:span text:style-name="T44">0</text:span><text:span text:style-name="T39">; i &lt; </text:span><text:span text:style-name="T44">256</text:span><text:span text:style-name="T39">; ++i) {<text:line-break/> <text:s text:c="11"/>sblock.push_back(i);<text:line-break/> <text:s text:c="7"/>}<text:line-break/><text:line-break/> <text:s text:c="7"/></text:span><text:span text:style-name="T42">int </text:span><text:span text:style-name="T39">j = </text:span><text:span text:style-name="T44">0</text:span><text:span text:style-name="T39">;<text:line-break/> <text:s text:c="7"/></text:span><text:span text:style-name="T42">for</text:span><text:span text:style-name="T39">(</text:span><text:span text:style-name="T42">int </text:span><text:span text:style-name="T39">i = </text:span><text:span text:style-name="T44">0</text:span><text:span text:style-name="T39">; i &lt; </text:span><text:span text:style-name="T44">256</text:span><text:span text:style-name="T39">; ++i){<text:line-break/> <text:s text:c="11"/>j = (j + sblock[i] + key[i % key.size()]) % </text:span><text:span text:style-name="T44">256</text:span><text:span text:style-name="T39">;<text:line-break/><text:line-break/> <text:s text:c="11"/>uint8_t t = sblock[i];<text:line-break/> <text:s text:c="11"/>sblock[i] = sblock[j];<text:line-break/> <text:s text:c="11"/>sblock[j] = t;<text:line-break/> <text:s text:c="7"/>}<text:line-break/> <text:s text:c="3"/>}<text:line-break/><text:line-break/> <text:s text:c="3"/>uint8_t generateKey(){<text:line-break/> <text:s text:c="7"/>x = (x + </text:span><text:span text:style-name="T44">1</text:span><text:span text:style-name="T39">) % </text:span><text:span text:style-name="T44">256</text:span><text:span text:style-name="T39">;<text:line-break/> <text:s text:c="7"/>y = (y + sblock[x]) % </text:span><text:span text:style-name="T44">256</text:span><text:span text:style-name="T39">;<text:line-break/><text:line-break/> <text:s text:c="7"/>uint8_t t = sblock[x];<text:line-break/> <text:s text:c="7"/>sblock[x] = sblock[y];<text:line-break/> <text:s text:c="7"/>sblock[y] = t;<text:line-break/><text:line-break/> <text:s text:c="7"/></text:span><text:span text:style-name="T42">return </text:span><text:span text:style-name="T39">sblock[(sblock[x] + sblock[y]) % </text:span><text:span text:style-name="T44">256</text:span><text:span text:style-name="T39">];<text:line-break/> <text:s text:c="3"/>}<text:line-break/><text:line-break/>};<text:line-break/><text:line-break/></text:span><text:span text:style-name="T42">void </text:span><text:span text:style-name="T39">solve(string msg, string key){<text:line-break/> <text:s text:c="3"/>vector&lt;uint8_t&gt; key_bytes(key.begin(), key.end());<text:line-break/><text:line-break/> <text:s text:c="3"/>Encryptor rc4(key_bytes, </text:span><text:span text:style-name="T44">8</text:span><text:span text:style-name="T39">);<text:line-break/><text:line-break/> <text:s text:c="3"/>vector&lt;uint8_t&gt; msg_bytes(msg.begin(), msg.end());<text:line-break/> <text:s text:c="3"/>vector&lt;uint8_t&gt; encr = rc4.encrpyt(msg_bytes);<text:line-break/> <text:s text:c="3"/>cout &lt;&lt; </text:span><text:span text:style-name="T45">"encrpyted msg: "</text:span><text:span text:style-name="T39">;<text:line-break/> <text:s text:c="3"/></text:span><text:span text:style-name="T42">for</text:span><text:span text:style-name="T39">(</text:span><text:span text:style-name="T42">int </text:span><text:span text:style-name="T39">i = </text:span><text:span text:style-name="T44">0</text:span><text:span text:style-name="T39">; i &lt; encr.size(); ++i) printf(</text:span><text:span text:style-name="T45">"%c"</text:span><text:span text:style-name="T39">, encr[i]);<text:line-break/> <text:s text:c="3"/>printf(</text:span><text:span text:style-name="T45">"</text:span><text:span text:style-name="T46">\n</text:span><text:span text:style-name="T45">"</text:span><text:span text:style-name="T39">);<text:line-break/><text:line-break/> <text:s text:c="3"/>Encryptor rc4_decr(key_bytes, </text:span><text:span text:style-name="T44">8</text:span><text:span text:style-name="T39">);<text:line-break/> <text:s text:c="3"/>vector&lt;uint8_t&gt; decr = rc4_decr.encrpyt(encr);<text:line-break/> <text:s text:c="3"/>cout &lt;&lt; </text:span><text:span text:style-name="T45">"decrpyted msg: "</text:span><text:span text:style-name="T39">;<text:line-break/> <text:s text:c="3"/></text:span><text:span text:style-name="T42">for</text:span><text:span text:style-name="T39">(</text:span><text:span text:style-name="T42">int </text:span><text:span text:style-name="T39">i = </text:span><text:span text:style-name="T44">0</text:span><text:span text:style-name="T39">; i &lt; decr.size(); ++i) printf(</text:span><text:span text:style-name="T45">"%c"</text:span><text:span text:style-name="T39">, decr[i]);<text:line-break/> <text:s text:c="3"/>printf(</text:span><text:span text:style-name="T45">"</text:span><text:span text:style-name="T46">\n</text:span><text:span text:style-name="T45">"</text:span><text:span text:style-name="T39">);<text:line-break/>}</text:span></text:p>
          </table:table-cell>
        </table:table-row>
      </table:table>
      <text:p text:style-name="P27"><text:soft-page-break/><text:span text:style-name="T11"/></text:p>
      <text:p text:style-name="P30">Вывод программы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❯ ./build/result sometext key</text:p>
            <text:p text:style-name="P1">encrpyted msg: xYP�&gt;</text:p>
            <text:p text:style-name="P1">decrpyted msg: sometext</text:p>
            <text:p text:style-name="P1"/>
            <text:p text:style-name="P1">❯ ./build/result sometext key1</text:p>
            <text:p text:style-name="P1">encrpyted msg: o�</text:p>
            <text:p text:style-name="P1">decrpyted msg: sometext</text:p>
            <text:p text:style-name="P1"/>
            <text:p text:style-name="P1">❯ ./build/result sometext key1asdf</text:p>
            <text:p text:style-name="P1">encrpyted msg: ?p)</text:p>
            <text:p text:style-name="P1">decrpyted msg: sometext</text:p>
            <text:p text:style-name="P1"/>
            <text:p text:style-name="P1">❯ ./build/result ssss key</text:p>
            <text:p text:style-name="P1">encrpyted msg: xG</text:p>
            <text:p text:style-name="P1">decrpyted msg: ssss</text:p>
          </table:table-cell>
        </table:table-row>
      </table:table>
      <text:p text:style-name="P23"/>
      <text:p text:style-name="P22">Вывод</text:p>
      <text:p text:style-name="P32"><text:span text:style-name="T2">В ходе выполнения лабораторной работы я ознакомился с основами </text:span><text:span text:style-name="T4">симметричного шфирования и изучил шифр</text:span><text:span text:style-name="T5">1</text:span><text:span text:style-name="T4"> RC4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JetBrains Mono" svg:font-family="'JetBrains Mono'" style:font-pitch="fixed"/>
    <style:font-face style:name="JetBrains Mono1" svg:font-family="'JetBrains Mono'" style:font-family-generic="roman" style:font-pitch="variable"/>
    <style:font-face style:name="JetBrainsMono NF" svg:font-family="'JetBrainsMono NF'" style:font-pitch="fixed"/>
    <style:font-face style:name="JetBrainsMono NF1" svg:font-family="'JetBrainsMono NF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JetBrainsMono NF1" style:font-size-asian="10.5pt" style:language-asian="zh" style:country-asian="CN" style:font-name-complex="JetBrainsMono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JetBrainsMono NF1" style:font-size-asian="10.5pt" style:language-asian="zh" style:country-asian="CN" style:font-name-complex="JetBrainsMono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JetBrainsMono NF1" style:font-family-asian="'JetBrainsMono NF'" style:font-family-generic-asian="system" style:font-pitch-asian="variable" style:font-size-asian="14pt" style:font-name-complex="JetBrainsMono NF1" style:font-family-complex="'JetBrainsMono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8:39:06.293444120</meta:creation-date>
    <dc:date>2023-11-28T20:28:36.116425276</dc:date>
    <meta:editing-duration>PT54M47S</meta:editing-duration>
    <meta:editing-cycles>12</meta:editing-cycles>
    <meta:generator>LibreOffice/7.6.2.1$Linux_X86_64 LibreOffice_project/60$Build-1</meta:generator>
    <meta:print-date>2023-11-28T20:27:42.034790427</meta:print-date>
    <meta:printed-by>PDF files</meta:printed-by>
    <meta:document-statistic meta:table-count="2" meta:image-count="0" meta:object-count="0" meta:page-count="6" meta:paragraph-count="47" meta:word-count="474" meta:character-count="3906" meta:non-whitespace-character-count="3132"/>
  </office:meta>
</office:document-meta>
</file>